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501" officeooo:paragraph-rsid="001a75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GPD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0:33:58.580512250</meta:creation-date>
    <dc:date>2023-05-30T10:34:53.485224826</dc:date>
    <meta:editing-duration>PT5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4"/>
    <meta:generator>LibreOffice/7.3.7.2$Linux_X86_64 LibreOffice_project/30$Build-2</meta:generator>
  </office:meta>
</office:document-meta>
</file>